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margin-top="0in" fo:margin-bottom="0in" loext:contextual-spacing="true" fo:text-indent="-0.25in" style:auto-text-indent="false"/>
    </style:style>
    <style:style style:name="P8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9" style:family="paragraph" style:parent-style-name="Heading_20_1">
      <style:paragraph-properties fo:margin-top="0.278in" fo:margin-bottom="0.0835in" loext:contextual-spacing="false"/>
    </style:style>
    <style:style style:name="P10" style:family="paragraph" style:parent-style-name="Subtitle">
      <style:paragraph-properties fo:margin-top="0in" fo:margin-bottom="0.222in" loext:contextual-spacing="false"/>
    </style:style>
    <style:style style:name="P11" style:family="paragraph" style:parent-style-name="Title" style:master-page-name="Standard">
      <style:paragraph-properties fo:margin-left="2in" fo:margin-right="0in" fo:margin-top="0in" fo:margin-bottom="0.0417in" loext:contextual-spacing="false" fo:text-align="justify" style:justify-single-word="false" fo:text-indent="0.5in" style:auto-text-indent="false" style:page-number="1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1lwpdflhyphj"/>Minesweeper</text:p>
      <text:p text:style-name="P9"><text:bookmark text:name="_pyrqs8a6abgc"/><text:tab/><text:tab/><text:tab/><text:tab/><text:tab/><text:tab/>Draft I</text:p>
      <text:p text:style-name="P1"/>
      <text:p text:style-name="P1"/>
      <text:p text:style-name="P10"><text:bookmark text:name="_1oi4hhr4ry50"/>Rules:</text:p>
      <text:list xml:id="list1159877923677552402" text:style-name="WWNum1">
        <text:list-item>
          <text:p text:style-name="P2">Find all the mines on the board.</text:p>
        </text:list-item>
        <text:list-item>
          <text:p text:style-name="P2">If you click on a cell without a mine, it will show number of mines surrounding that cell.</text:p>
        </text:list-item>
        <text:list-item>
          <text:p text:style-name="P2">If you click on a cell with a mine, you lose the game.</text:p>
        </text:list-item>
        <text:list-item>
          <text:p text:style-name="P2"><office:annotation office:name="__Annotation__24_1383746477"><dc:creator>Prajwalit Bhopale</dc:creator><dc:date>2017-03-14T14:22:47</dc:date><text:p><text:span text:style-name="T2">+saviobajpai10@gmail.com </text:span></text:p><text:p><text:span text:style-name="T2">How are you going to achieve it? Not mentioned in the implementation.</text:span></text:p></office:annotation>If you click on a cell without a number( blank ), it means that there are no mines in the surrounding cells, in such case the board will reveal all the connected empty cells in the surroundings.<office:annotation-end office:name="__Annotation__24_1383746477"/></text:p>
        </text:list-item>
        <text:list-item>
          <text:p text:style-name="P2">You can flag a cell. </text:p>
        </text:list-item>
        <text:list-item>
          <text:p text:style-name="P2">If you misplaced flags, you might reveal a cell with a mine and hence lose the game. </text:p>
        </text:list-item>
        <text:list-item>
          <text:p text:style-name="P2">If the cell is flagged or revealed, no more operations can be performed on that cell.</text:p>
        </text:list-item>
      </text:list>
      <text:p text:style-name="P1"/>
      <text:p text:style-name="P10"><text:bookmark text:name="_okon1uy5wmzr"/><office:annotation office:name="__Annotation__34_1383746477"><dc:creator>Prajwalit Bhopale</dc:creator><dc:date>2017-03-14T14:23:31</dc:date><text:p><text:span text:style-name="T2">+saviobajpai10@gmail.com </text:span></text:p><text:p><text:span text:style-name="T2">Add data structure above this</text:span></text:p></office:annotation>Functions<office:annotation-end office:name="__Annotation__34_1383746477"/>:</text:p>
      <text:list xml:id="list5454367728109699392" text:style-name="WWNum4">
        <text:list-item>
          <text:p text:style-name="P3"><office:annotation office:name="__Annotation__39_1383746477"><dc:creator>Prajwalit Bhopale</dc:creator><dc:date>2017-03-14T14:24:44</dc:date><text:p><text:span text:style-name="T2">+saviobajpai10@gmail.com Use camelCase. And add description for each function.</text:span></text:p></office:annotation>start_game<office:annotation-end office:name="__Annotation__39_1383746477"/>()</text:p>
        </text:list-item>
        <text:list-item>
          <text:p text:style-name="P3">end_game()</text:p>
        </text:list-item>
        <text:list-item>
          <text:p text:style-name="P3">start_timer()</text:p>
        </text:list-item>
        <text:list-item>
          <text:p text:style-name="P3">end_timer()</text:p>
        </text:list-item>
        <text:list-item>
          <text:p text:style-name="P3">reset_timer()</text:p>
        </text:list-item>
      </text:list>
      <text:p text:style-name="P1"/>
      <text:list xml:id="list8724633594106789293" text:style-name="WWNum3">
        <text:list-item>
          <text:p text:style-name="P4"><office:annotation office:name="__Annotation__49_1383746477"><dc:creator>Prajwalit Bhopale</dc:creator><dc:date>2017-03-14T14:25:14</dc:date><text:p><text:span text:style-name="T2">+saviobajpai10@gmail.com </text:span></text:p><text:p><text:span text:style-name="T2">What does this nesting signify?</text:span></text:p></office:annotation>draw_board()</text:p>
          <text:list>
            <text:list-item>
              <text:p text:style-name="P7">draw_grid()<office:annotation-end office:name="__Annotation__49_1383746477"/></text:p>
            </text:list-item>
            <text:list-item>
              <text:p text:style-name="P7">display_timer()</text:p>
            </text:list-item>
            <text:list-item>
              <text:p text:style-name="P7">plant_mines_randomly()</text:p>
            </text:list-item>
            <text:list-item>
              <text:p text:style-name="P7">flag()</text:p>
            </text:list-item>
          </text:list>
        </text:list-item>
      </text:list>
      <text:p text:style-name="P8"><text:soft-page-break/></text:p>
      <text:list xml:id="list5376345054785383135" text:style-name="WWNum2">
        <text:list-item>
          <text:p text:style-name="P5">set_cell_flagged()</text:p>
        </text:list-item>
        <text:list-item>
          <text:p text:style-name="P5">set_cell_empty()</text:p>
        </text:list-item>
        <text:list-item>
          <text:p text:style-name="P5">set_mines()</text:p>
        </text:list-item>
      </text:list>
      <text:p text:style-name="P1"/>
      <text:list xml:id="list235333880916412" text:continue-numbering="true" text:style-name="WWNum2">
        <text:list-item>
          <text:p text:style-name="P5">is_cell_empty()</text:p>
        </text:list-item>
        <text:list-item>
          <text:p text:style-name="P5">is_cell_flagged()</text:p>
        </text:list-item>
        <text:list-item>
          <text:p text:style-name="P5">is_cell_revealed()</text:p>
        </text:list-item>
        <text:list-item>
          <text:p text:style-name="P5">is_cell_mine()</text:p>
        </text:list-item>
      </text:list>
      <text:p text:style-name="P1"/>
      <text:p text:style-name="P10"><text:bookmark text:name="_xvwf3drxzkr7"/>Edge Cases:</text:p>
      <text:list xml:id="list3968212584821235453" text:style-name="WWNum5">
        <text:list-item>
          <text:p text:style-name="P6"><office:annotation office:name="__Annotation__67_1383746477"><dc:creator>Prajwalit Bhopale</dc:creator><dc:date>2017-03-14T14:26:00</dc:date><text:p><text:span text:style-name="T2">+saviobajpai10@gmail.com Do you mean *revealed* blank cell?</text:span></text:p></office:annotation>If the user clicks on the blank cell, no operations should be performed.<office:annotation-end office:name="__Annotation__67_1383746477"/></text:p>
        </text:list-item>
        <text:list-item>
          <text:p text:style-name="P6">If the user clicks on the cell indicating a number, no operations should be performed.</text:p>
        </text:list-item>
        <text:list-item>
          <text:p text:style-name="P6">If the user tries to use flags more than the pre-decided number of flags, the flag button should be disabled.</text:p>
        </text:list-item>
      </text:list>
      <text:p text:style-name="P1"/>
      <text:p text:style-name="P1"/>
      <text:p text:style-name="P10"><text:bookmark text:name="_o77clp9xjsjt"/><office:annotation office:name="__Annotation__76_1383746477"><dc:creator>Prajwalit Bhopale</dc:creator><dc:date>2017-03-14T14:27:50</dc:date><text:p><text:span text:style-name="T2">+saviobajpai10@gmail.com </text:span></text:p><text:p><text:span text:style-name="T2">Figure out how you're going to generate board and plot mines. What happens when you click on a cell? Describe end game condition. How/when are you going to check for end game condition?</text:span></text:p></office:annotation>Time Per Task:<office:annotation-end office:name="__Annotation__76_1383746477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215" meta:character-count="1154" meta:non-whitespace-character-count="991"/>
    <meta:generator>LibreOfficeDev/5.1.0.3$Linux_X86_64 LibreOffice_project/</meta:generator>
  </office:meta>
</office:document-meta>
</file>